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OpenSymbol" svg:font-family="OpenSymbol"/>
    <style:font-face style:name="LMMono10" svg:font-family="LMMono10" style:font-pitch="fixed"/>
    <style:font-face style:name="Times New Roman" svg:font-family="'Times New Roman'" style:font-family-generic="roman" style:font-pitch="variable"/>
    <style:font-face style:name="DejaVu Sans" svg:font-family="'DejaVu Sans'" style:font-adornments="Book" style:font-family-generic="swiss" style:font-pitch="variable"/>
    <style:font-face style:name="DejaVu Sans1" svg:font-family="'DejaVu Sans'" style:font-family-generic="system" style:font-pitch="variable"/>
  </office:font-face-decls>
  <office:automatic-styles>
    <style:style style:name="P1" style:family="paragraph" style:parent-style-name="Footer">
      <style:paragraph-properties>
        <style:tab-stops>
          <style:tab-stop style:position="8.5cm" style:type="center"/>
          <style:tab-stop style:position="15.677cm"/>
          <style:tab-stop style:position="15.774cm"/>
          <style:tab-stop style:position="17cm" style:type="right"/>
        </style:tab-stops>
      </style:paragraph-properties>
    </style:style>
    <style:style style:name="P2" style:family="paragraph" style:parent-style-name="Text_20_body">
      <style:paragraph-properties fo:break-before="page"/>
      <style:text-properties fo:font-weight="normal" style:font-weight-asian="normal" style:font-weight-complex="normal"/>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text-properties style:text-underline-style="solid" style:text-underline-width="auto" style:text-underline-color="font-color"/>
    </style:style>
    <style:style style:name="P10" style:family="paragraph">
      <style:text-properties fo:font-size="14pt" fo:font-weight="bold" style:font-size-asian="14pt" style:font-weight-asian="bold" style:font-size-complex="14pt" style:font-weight-complex="bold"/>
    </style:style>
    <style:style style:name="P11" style:family="paragraph">
      <style:paragraph-properties fo:text-align="center"/>
    </style:style>
    <style:style style:name="P12" style:family="paragraph">
      <style:paragraph-properties fo:text-align="center"/>
      <style:text-properties fo:font-size="10pt" style:font-size-asian="10pt" style:font-size-complex="10pt"/>
    </style:style>
    <style:style style:name="P13" style:family="paragraph">
      <style:paragraph-properties fo:text-align="center"/>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0pt" style:font-size-asian="10pt" style:font-size-complex="10pt"/>
    </style:style>
    <style:style style:name="T6" style:family="text">
      <style:text-properties fo:font-size="9pt" style:font-size-asian="9pt" style:font-size-complex="9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none" draw:textarea-horizontal-align="justify" draw:textarea-vertical-align="middle" draw:auto-grow-height="fals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none" draw:textarea-horizontal-align="justify" draw:textarea-vertical-align="middle" draw:auto-grow-height="true" fo:min-height="0.002cm" fo:min-width="0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99cc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solid" draw:fill-color="#e6e6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4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solid" draw:fill-color="#99cc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none" draw:fill-color="#99cc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4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none" draw:textarea-horizontal-align="justify" draw:textarea-vertical-align="middle" draw:auto-grow-height="true" fo:min-height="0cm" fo:min-width="0cm" fo:wrap-option="wrap" text:animation="none" text:animation-direction="down" text:animation-start-inside="true" text:animation-stop-inside="tru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101cm" svg:stroke-color="#cfe7f5" draw:marker-start="Extrémités_20_de_20_flèche_20_1"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Développement Liste</text:p>
      <text:h text:style-name="Heading_20_1" text:outline-level="1">Choix</text:h>
      <text:p text:style-name="Text_20_body">Liste des listing possibles avec 1 anchors : définition</text:p>
      <text:p text:style-name="Text_20_body"><draw:custom-shape text:anchor-type="paragraph" draw:z-index="0" draw:style-name="gr1" svg:width="15.5cm" svg:height="4.299cm" svg:x="0.169cm" svg:y="0.162cm"><text:p/><draw:enhanced-geometry svg:viewBox="0 0 21600 21600" draw:glue-points="10800 0 0 10800 10800 21600 21600 10800" draw:type="flowchart-process" draw:enhanced-path="M 0 0 L 21600 0 21600 21600 0 21600 0 0 Z N"/></draw:custom-shape><draw:frame text:anchor-type="paragraph" draw:z-index="1" draw:style-name="gr2" svg:width="3.308cm" svg:height="0.526cm" svg:x="0.526cm" svg:y="1.884cm"><draw:text-box><text:p>Liste client</text:p></draw:text-box></draw:frame><draw:frame text:anchor-type="paragraph" draw:z-index="2" draw:style-name="gr2" svg:width="3.308cm" svg:height="0.526cm" svg:x="0.58cm" svg:y="1.145cm"><draw:text-box><text:p>Liste fournisseur</text:p></draw:text-box></draw:frame><draw:frame text:anchor-type="paragraph" draw:z-index="3" draw:style-name="gr2" draw:text-style-name="P9" svg:width="2.05cm" svg:height="0.526cm" svg:x="8.206cm" svg:y="1.173cm"><draw:text-box><text:p><text:span text:style-name="T3">Définition</text:span></text:p></draw:text-box></draw:frame><draw:frame text:anchor-type="paragraph" draw:z-index="4" draw:style-name="gr2" draw:text-style-name="P9" svg:width="2.05cm" svg:height="0.526cm" svg:x="8.177cm" svg:y="1.829cm"><draw:text-box><text:p><text:span text:style-name="T3">Définition</text:span></text:p></draw:text-box></draw:frame><draw:custom-shape text:anchor-type="paragraph" draw:z-index="30" draw:style-name="gr15" svg:width="2.299cm" svg:height="0.62cm" svg:x="1.547cm" svg:y="3.604cm"><text:p>Ajout</text:p><draw:enhanced-geometry svg:viewBox="0 0 21600 21600" draw:glue-points="10800 0 0 10800 10800 21600 21600 10800" draw:text-areas="1060 3180 20540 18420" draw:type="flowchart-terminator" draw:enhanced-path="M 3470 21600 X 0 10800 3470 0 L 18130 0 X 21600 10800 18130 21600 Z N"/></draw:custom-shape></text:p>
      <text:p text:style-name="Text_20_body">Le bouton Ajout appele une fenêtre dans laquelle on peut donner le nom de la liste, la description , le document modèle et la catégorie de fiche.</text:p>
      <text:p text:style-name="Text_20_body"/>
      <text:h text:style-name="Heading_20_1" text:outline-level="1">Définition</text:h>
      <text:p text:style-name="Text_20_body">Appele fonctions javascript : <text:span text:style-name="T1">listing_show_def</text:span></text:p>
      <text:p text:style-name="Text_20_body">paramètre : <text:bookmark-start text:name="__DdeLink__2_199038177"/></text:p>
      <text:list xml:id="list13302122691" text:style-name="L1">
        <text:list-item>
          <text:p text:style-name="P3">l_id (primary key de list)</text:p>
        </text:list-item>
        <text:list-item>
          <text:p text:style-name="P3">gDossier</text:p>
        </text:list-item>
        <text:list-item>
          <text:p text:style-name="P3">ac</text:p>
        </text:list-item>
        <text:list-item>
          <text:p text:style-name="P3">plugin_code</text:p>
        </text:list-item>
        <text:list-item>
          <text:p text:style-name="P3">nom du div cible</text:p>
        </text:list-item>
        <text:list-item>
          <text:p text:style-name="P3">id de la ligne à modifier (nom )</text:p>
        </text:list-item>
        <text:list-item>
          <text:p text:style-name="P3">id de la ligne à modifier description<text:bookmark-end text:name="__DdeLink__2_199038177"/></text:p>
        </text:list-item>
      </text:list>
      <text:p text:style-name="Text_20_body">qui appel ajax.php et inclusion du fichier php <text:span text:style-name="T1">ajax_listing_show_def.php</text:span> qui <text:s/>montre un form avec les caractéristique du listing: nom, description...= listing_show_def </text:p>
      <text:p text:style-name="Text_20_body">En sauvant ce form on appele la fonction js <text:span text:style-name="T1">listing_save_def </text:span>qui le sauve et met le nom et la description du listing à jour, fait dans le fichier php <text:span text:style-name="T1">ajax_listing_save_def .php</text:span></text:p>
      <text:p text:style-name="Text_20_body">Possibilité de copier le form courant (clonage) → js : listing_clonet → <text:span text:style-name="T1">ajax_listing_clone.php </text:span><text:span text:style-name="T2">et ajout d'une ligne dans la liste des listings</text:span></text:p>
      <text:p text:style-name="P2"><draw:custom-shape text:anchor-type="paragraph" draw:z-index="6" draw:style-name="gr1" svg:width="15.5cm" svg:height="9.572cm" svg:x="0.607cm" svg:y="0.201cm"><text:p/><draw:enhanced-geometry svg:viewBox="0 0 21600 21600" draw:glue-points="10800 0 0 10800 10800 21600 21600 10800" draw:type="flowchart-process" draw:enhanced-path="M 0 0 L 21600 0 21600 21600 0 21600 0 0 Z N"/></draw:custom-shape><draw:frame text:anchor-type="paragraph" draw:z-index="5" draw:style-name="gr3" draw:text-style-name="P10" svg:width="3.91cm" svg:height="0.719cm" svg:x="5.447cm" svg:y="0.834cm"><draw:text-box><text:p><text:span text:style-name="T4">Liste Fournisseur</text:span></text:p></draw:text-box></draw:frame><draw:frame text:anchor-type="paragraph" draw:z-index="7" draw:style-name="gr4" svg:width="1.606cm" svg:height="0.495cm" svg:x="1.351cm" svg:y="5.036cm"><draw:text-box><text:p>Code</text:p></draw:text-box></draw:frame><draw:custom-shape text:anchor-type="paragraph" draw:z-index="8" draw:style-name="gr5" svg:width="1.467cm" svg:height="0.516cm" svg:x="1.431cm" svg:y="5.629cm"><text:p/><draw:enhanced-geometry svg:viewBox="0 0 21600 21600" draw:glue-points="10800 0 0 10800 10800 21600 21600 10800" draw:type="flowchart-process" draw:enhanced-path="M 0 0 L 21600 0 21600 21600 0 21600 0 0 Z N"/></draw:custom-shape><draw:custom-shape text:anchor-type="paragraph" draw:z-index="9" draw:style-name="gr5" svg:width="1.472cm" svg:height="0.516cm" svg:x="1.392cm" svg:y="6.401cm"><text:p/><draw:enhanced-geometry svg:viewBox="0 0 21600 21600" draw:glue-points="10800 0 0 10800 10800 21600 21600 10800" draw:type="flowchart-process" draw:enhanced-path="M 0 0 L 21600 0 21600 21600 0 21600 0 0 Z N"/></draw:custom-shape><draw:custom-shape text:anchor-type="paragraph" draw:z-index="10" draw:style-name="gr5" svg:width="1.467cm" svg:height="0.516cm" svg:x="1.431cm" svg:y="7.133cm"><text:p/><draw:enhanced-geometry svg:viewBox="0 0 21600 21600" draw:glue-points="10800 0 0 10800 10800 21600 21600 10800" draw:type="flowchart-process" draw:enhanced-path="M 0 0 L 21600 0 21600 21600 0 21600 0 0 Z N"/></draw:custom-shape><draw:custom-shape text:anchor-type="paragraph" draw:z-index="11" draw:style-name="gr5" svg:width="5.368cm" svg:height="0.516cm" svg:x="8.341cm" svg:y="5.63cm"><text:p/><draw:enhanced-geometry svg:viewBox="0 0 21600 21600" draw:glue-points="10800 0 0 10800 10800 21600 21600 10800" draw:type="flowchart-process" draw:enhanced-path="M 0 0 L 21600 0 21600 21600 0 21600 0 0 Z N"/></draw:custom-shape><draw:custom-shape text:anchor-type="paragraph" draw:z-index="12" draw:style-name="gr6" draw:text-style-name="P12" svg:width="3.594cm" svg:height="1.752cm" svg:x="12.155cm" svg:y="2.671cm"><text:p text:style-name="P11"><text:span text:style-name="T5">Bouton appelant une fenêtre avec les possibilités : formules <text:s/>- attribut de fiche ...</text:span></text:p><draw:enhanced-geometry svg:viewBox="0 0 21600 21600" draw:text-areas="800 800 20800 20800" draw:type="round-rectangular-callout" draw:modifiers="-5150.93228655545 41287.726358148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3" draw:style-name="gr5" svg:width="4.622cm" svg:height="0.516cm" svg:x="3.325cm" svg:y="5.63cm"><text:p/><draw:enhanced-geometry svg:viewBox="0 0 21600 21600" draw:glue-points="10800 0 0 10800 10800 21600 21600 10800" draw:type="flowchart-process" draw:enhanced-path="M 0 0 L 21600 0 21600 21600 0 21600 0 0 Z N"/></draw:custom-shape><draw:custom-shape text:anchor-type="paragraph" draw:z-index="14" draw:style-name="gr5" svg:width="4.622cm" svg:height="0.516cm" svg:x="3.337cm" svg:y="6.41cm"><text:p/><draw:enhanced-geometry svg:viewBox="0 0 21600 21600" draw:glue-points="10800 0 0 10800 10800 21600 21600 10800" draw:type="flowchart-process" draw:enhanced-path="M 0 0 L 21600 0 21600 21600 0 21600 0 0 Z N"/></draw:custom-shape><draw:custom-shape text:anchor-type="paragraph" draw:z-index="15" draw:style-name="gr5" svg:width="4.622cm" svg:height="0.516cm" svg:x="3.337cm" svg:y="7.149cm"><text:p/><draw:enhanced-geometry svg:viewBox="0 0 21600 21600" draw:glue-points="10800 0 0 10800 10800 21600 21600 10800" draw:type="flowchart-process" draw:enhanced-path="M 0 0 L 21600 0 21600 21600 0 21600 0 0 Z N"/></draw:custom-shape><draw:custom-shape text:anchor-type="paragraph" draw:z-index="16" draw:style-name="gr7" svg:width="2.703cm" svg:height="0.687cm" svg:x="1.155cm" svg:y="8.899cm"><text:p>Ajout ligne</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17" draw:style-name="gr8" svg:width="5.368cm" svg:height="0.516cm" svg:x="8.341cm" svg:y="5.63cm"><text:p/><draw:enhanced-geometry svg:viewBox="0 0 21600 21600" draw:glue-points="10800 0 0 10800 10800 21600 21600 10800" draw:type="flowchart-process" draw:enhanced-path="M 0 0 L 21600 0 21600 21600 0 21600 0 0 Z N"/></draw:custom-shape><draw:custom-shape text:anchor-type="paragraph" draw:z-index="18" draw:style-name="gr5" svg:width="5.368cm" svg:height="0.516cm" svg:x="5.278cm" svg:y="1.836cm"><text:p/><draw:enhanced-geometry svg:viewBox="0 0 21600 21600" draw:glue-points="10800 0 0 10800 10800 21600 21600 10800" draw:type="flowchart-process" draw:enhanced-path="M 0 0 L 21600 0 21600 21600 0 21600 0 0 Z N"/></draw:custom-shape><draw:frame text:anchor-type="paragraph" draw:z-index="19" draw:style-name="gr9" svg:width="3.693cm" svg:height="0.489cm" svg:x="1.325cm" svg:y="1.801cm"><draw:text-box><text:p>Catégorie de fiches</text:p></draw:text-box></draw:frame><draw:custom-shape text:anchor-type="paragraph" draw:z-index="20" draw:style-name="gr10" svg:width="0.533cm" svg:height="0.447cm" svg:x="10.112cm" svg:y="1.90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1" draw:style-name="gr10" svg:width="0.533cm" svg:height="0.447cm" svg:x="13.176cm" svg:y="5.69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2" draw:style-name="gr11" svg:width="6.227cm" svg:height="1.493cm" svg:x="5.244cm" svg:y="2.739cm"><text:p/><draw:enhanced-geometry svg:viewBox="0 0 21600 21600" draw:glue-points="10800 0 0 10800 10800 21600 21600 10800" draw:type="flowchart-process" draw:enhanced-path="M 0 0 L 21600 0 21600 21600 0 21600 0 0 Z N"/></draw:custom-shape><draw:frame text:anchor-type="paragraph" draw:z-index="23" draw:style-name="gr12" svg:width="2.945cm" svg:height="0.489cm" svg:x="1.117cm" svg:y="2.739cm"><draw:text-box><text:p>Description</text:p></draw:text-box></draw:frame><draw:custom-shape text:anchor-type="paragraph" draw:z-index="24" draw:style-name="gr7" svg:width="2.703cm" svg:height="0.687cm" svg:x="4.247cm" svg:y="8.885cm"><text:p>Sauver</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text:anchor-type="paragraph" draw:z-index="25" draw:style-name="gr9" svg:width="2.417cm" svg:height="0.489cm" svg:x="3.343cm" svg:y="4.964cm"><draw:text-box><text:p>Description</text:p></draw:text-box></draw:frame><draw:frame text:anchor-type="paragraph" draw:z-index="26" draw:style-name="gr9" svg:width="2.417cm" svg:height="0.489cm" svg:x="8.306cm" svg:y="4.949cm"><draw:text-box><text:p>Paramètre</text:p></draw:text-box></draw:frame><draw:custom-shape text:anchor-type="paragraph" draw:z-index="27" draw:style-name="gr13" draw:text-style-name="P13" svg:width="2.784cm" svg:height="1.579cm" svg:x="11.755cm" svg:y="0.201cm"><text:p text:style-name="P11"><text:span text:style-name="T6">Pour la liste : ajouter dans une fenêtre, ici c'est non modifiable</text:span></text:p><draw:enhanced-geometry svg:viewBox="0 0 21600 21600" draw:text-areas="800 800 20800 20800" draw:type="round-rectangular-callout" draw:modifiers="410.386320455985 14898.214285714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line text:anchor-type="paragraph" draw:z-index="28" draw:style-name="gr14" draw:text-style-name="P11" svg:x1="10.275cm" svg:y1="3.891cm" svg:x2="12.064cm" svg:y2="1.78cm"><text:p/></draw:line><draw:line text:anchor-type="paragraph" draw:z-index="29" draw:style-name="gr14" draw:text-style-name="P11" svg:x1="9.643cm" svg:y1="2.103cm" svg:x2="11.754cm" svg:y2="1.025cm"><text:p/></draw:line></text:p>
      <text:h text:style-name="Heading_20_1" text:outline-level="1">Bouton Paramètre</text:h>
      <text:p text:style-name="Text_20_body">champs visible : code, commentaire et formule , les formules possibles sont compute, poste comptable utilisé ou nom avec la fiche, journal ou attribut dans un SELECT.</text:p>
      <text:p text:style-name="Text_20_body">2 possibilités : on peut modifier le code ou le commentaire et ajouter ou mettre à jour la formule</text:p>
      <text:p text:style-name="Text_20_body">Bouton sauver, sauvera uniquement les commentaires et le code</text:p>
      <text:p text:style-name="Text_20_body">Pour la formule : appel fct js listing_param_show qui montrera un form</text:p>
      <text:p text:style-name="Text_20_body">paramètres :</text:p>
      <text:list xml:id="list1018191121" text:continue-numbering="true" text:style-name="L1">
        <text:list-item>
          <text:p text:style-name="P3">lp_id (primary key de list_param : 0 pour ajouter)</text:p>
        </text:list-item>
        <text:list-item>
          <text:p text:style-name="P3">gDossier</text:p>
        </text:list-item>
        <text:list-item>
          <text:p text:style-name="P3">ac</text:p>
        </text:list-item>
        <text:list-item>
          <text:p text:style-name="P3">plugin_code</text:p>
        </text:list-item>
        <text:list-item>
          <text:p text:style-name="P3">nom du div cible</text:p>
        </text:list-item>
        <text:list-item>
          <text:p text:style-name="P3">id de la ligne à modifier (formule)</text:p>
        </text:list-item>
      </text:list>
      <text:p text:style-name="Text_20_body">En sauvant, on change dans la base de données et on affiche la formule dans id (5ième paramètre)</text:p>
      <text:p text:style-name="Text_20_body">Le form paramètre à 3 onglets</text:p>
      <text:list xml:id="list1481544894" text:style-name="L2">
        <text:list-item>
          <text:p text:style-name="P4">L'attribut selectionné</text:p>
        </text:list-item>
        <text:list-item>
          <text:p text:style-name="P4">Poste comptable + journal + utilisée avec la fiche</text:p>
        </text:list-item>
        <text:list-item>
          <text:p text:style-name="P4">compute</text:p>
        </text:list-item>
        <text:list-item>
          <text:p text:style-name="P4">réconciliation : si une opération est rapprochée avec une opération utilisant cette fiche : calculer solde D/C ou D/C du poste comptable XX utilisé avec la fiche rapprochée avec une opération XX dans le journal Y</text:p>
        </text:list-item>
      </text:list>
      <text:p text:style-name="Text_20_body"><text:soft-page-break/>Il n'y a qu'une seule formule par ligne.</text:p>
      <text:p text:style-name="Text_20_body"/>
      <text:h text:style-name="Heading_20_1" text:outline-level="1">Formules</text:h>
      <text:h text:style-name="Heading_20_2" text:outline-level="2">Formule sur base de postes comptables</text:h>
      <text:p text:style-name="Text_20_body">On donne une formule voir syntaxe des formules dans les déclarations, filtre par journaux</text:p>
      <text:h text:style-name="Heading_20_2" text:outline-level="2">Solde poste comptable </text:h>
      <text:p text:style-name="Text_20_body">Solde d'un poste comptable donné, ce poste comptable doit être utilisé avec la fiche dans le délai donné, filtre par journaux, la date peut être la date de paiement.</text:p>
      <text:h text:style-name="Heading_20_2" text:outline-level="2">Somme de formule</text:h>
      <text:p text:style-name="Text_20_body">Formule sur les codes </text:p>
      <text:p text:style-name="Text_20_body"/>
      <text:p text:style-name="Text_20_body"/>
      <text:h text:style-name="Heading_20_1" text:outline-level="1">Génération listing</text:h>
      <text:p text:style-name="Text_20_body">Même menu que pour les déclarations mais avec un autre form :</text:p>
      <text:p text:style-name="Text_20_body">IN : </text:p>
      <text:list xml:id="list168609173" text:style-name="L3">
        <text:list-item>
          <text:p text:style-name="P5">Choix du listing à générer</text:p>
        </text:list-item>
        <text:list-item>
          <text:p text:style-name="P5">date début</text:p>
        </text:list-item>
        <text:list-item>
          <text:p text:style-name="P5">date fin</text:p>
        </text:list-item>
        <text:list-item>
          <text:p text:style-name="P5">condition</text:p>
        </text:list-item>
      </text:list>
      <text:p text:style-name="Text_20_body">La condition c'est un code défini dans le listing qui est soit supérieur, inférieur, égal, contenant une valeur. On peut avoir plusieurs conditions. Attention le type de code ou d'attribut pour supérieure ou égale, exemple : date, champs texte ou numérique</text:p>
      <text:p text:style-name="Text_20_body">Sauvegarde de la déclaration dans la table listing_compute</text:p>
      <text:p text:style-name="Text_20_body">Pour chaque fiche de la catégorie, calculer les différentes champs : attribut, compute et poste comptable sauvegardée dans listing_compute_detail.</text:p>
      <text:p text:style-name="Text_20_body">Effacement des lignes ne répondant pas aux conditions</text:p>
      <text:p text:style-name="Text_20_body">Affichage du contenu de cette table, si on garde alors le champs to_keep de listing_compute devient Y, sinon elle sera effacée.</text:p>
      <text:p text:style-name="Text_20_body">On peut cocher les fiches pour lesquelles on veut générer un document, en demandant la génération automatiquement on garde ce listing_compute.</text:p>
      <text:list xml:id="list1750522393" text:style-name="L4">
        <text:list-item>
          <text:p text:style-name="P6">Effacer toutes les lignes qui n'ont pas été sélectionnées</text:p>
        </text:list-item>
        <text:list-item>
          <text:p text:style-name="P6">pour chaque ligne restante, générer un document et le sauver dans listing_compute_detail</text:p>
        </text:list-item>
      </text:list>
      <text:p text:style-name="Text_20_body">proposer de télécharger tous les fichiers générer dans un fichier compressé zip ou d'ajouter dans FOLLOW même si l'utilisateur n'a pas accès, dans ce cas, il faut connaître le type d'action : destinataire = fiche donnée</text:p>
      <text:p text:style-name="Text_20_body"/>
      <text:h text:style-name="Heading_20_1" text:outline-level="1">Etudes de cas</text:h>
      <text:h text:style-name="Heading_20_2" text:outline-level="2">Déclaration intrastat</text:h>
      <text:p text:style-name="Text_20_body">Liste des clients ayant un numéro de TVA étrangère. Il faut déclarer le montant HTVA pour chaque client</text:p>
      <text:p text:style-name="Text_20_body">Il faut avoir une liste des clients et le montant de leurs achats.</text:p>
      <text:p text:style-name="Text_20_body"><text:soft-page-break/>Donc catégorie de fiche : client </text:p>
      <text:p text:style-name="Text_20_body">Champs à afficher :</text:p>
      <text:list xml:id="list973935721" text:style-name="L5">
        <text:list-item>
          <text:p text:style-name="P7"><text:s/>Nom société</text:p>
        </text:list-item>
        <text:list-item>
          <text:p text:style-name="P7">N° TVA</text:p>
        </text:list-item>
        <text:list-item>
          <text:p text:style-name="P7">Montant des ventes : formules total des poste comptables commençant par 7% utilisés avec cette fiche dans le journal vente, c'est un montant HTVA.</text:p>
        </text:list-item>
        <text:list-item>
          <text:p text:style-name="P7">Le montant de la TVA est calculé à partir du montant précédent. </text:p>
        </text:list-item>
      </text:list>
      <text:p text:style-name="remarque">Note : si on utilise des postes TVA pour intracomm avec un taux différents de 0 et ces taux s'auto annulent, alors on peut connaître le montant de la TVA grâce au solde débiteur ou créditeur de ce code TVA.</text:p>
      <text:p text:style-name="Standard"/>
      <text:p text:style-name="Text_20_body">Condition : le numéro de TVA ne commence pas par les 2 lettres de son pays (BE:Belgique, FR France, LU luxembourg...)</text:p>
      <text:p text:style-name="Text_20_body">On ne génére pas un document par client, le tableau affiché suffira à l'impression</text:p>
      <text:p text:style-name="Text_20_body">On sélectionne les assujettis ayant au moins un certain montant.</text:p>
      <text:p text:style-name="Text_20_body"/>
      <text:h text:style-name="Heading_20_2" text:outline-level="2">Adhérent d'un club</text:h>
      <text:p text:style-name="Text_20_body">Un club a une 30taine d'adhérents, chaque mois elle veut avoir la liste des membres dont la cotisation est venue à l'échéance et leur envoyer un courrier.</text:p>
      <text:p text:style-name="remarque">La version actuelle ne permet pas l'envoi de courrier électronique.</text:p>
      <text:p text:style-name="Text_20_body"/>
      <text:p text:style-name="Text_20_body">Champs à utiliser :</text:p>
      <text:list xml:id="list1942189635" text:style-name="L6">
        <text:list-item>
          <text:p text:style-name="P8"><text:bookmark-start text:name="__DdeLink__279_1408569141"/>Nom : attribut de fiche</text:p>
        </text:list-item>
        <text:list-item>
          <text:p text:style-name="P8">Prénom : attribut de fiche<text:bookmark-end text:name="__DdeLink__279_1408569141"/></text:p>
        </text:list-item>
        <text:list-item>
          <text:p text:style-name="P8">Date début cotisation : attribut de fiche</text:p>
        </text:list-item>
        <text:list-item>
          <text:p text:style-name="P8">Date fin cotisation : attribut de fiche</text:p>
        </text:list-item>
        <text:list-item>
          <text:p text:style-name="P8">Montant de la prochaine cotisation : attribut de fiche</text:p>
        </text:list-item>
      </text:list>
      <text:p text:style-name="Text_20_body"/>
      <text:p text:style-name="Text_20_body">Condition : La date de fin de cotisation est plus petite que la date actuelle</text:p>
      <text:p text:style-name="Text_20_body">On génére une lettre pour chaque personne et on sauve dans le suivi, afin de voir pour chaque adhérent quand cette lettre a été envoyée</text:p>
      <text:p text:style-name="Text_20_body"/>
      <text:h text:style-name="Heading_20_2" text:outline-level="2">Lettre de rappel client</text:h>
      <text:p text:style-name="Text_20_body">Génération de lettre de rappel pour les clients qui ont encore un solde créditeur.</text:p>
      <text:p text:style-name="Text_20_body">Champs à utiliser :</text:p>
      <text:list xml:id="list1947703281" text:continue-list="list1942189635" text:style-name="L6">
        <text:list-item text:start-value="1">
          <text:p text:style-name="P8">Nom : attribut de fiche</text:p>
        </text:list-item>
        <text:list-item>
          <text:p text:style-name="P8">Prénom : attribut de fiche</text:p>
        </text:list-item>
        <text:list-item>
          <text:p text:style-name="P8">N° TVA</text:p>
        </text:list-item>
        <text:list-item>
          <text:p text:style-name="P8">Adresse</text:p>
        </text:list-item>
        <text:list-item>
          <text:p text:style-name="P8">Solde de la fiche</text:p>
        </text:list-item>
      </text:list>
      <text:p text:style-name="Text_20_body"/>
      <text:p text:style-name="Text_20_body">Condition : Solde de la fiche &gt; 0, date échéance est dépassée depuis 1 mois</text:p>
      <text:p text:style-name="Text_20_body"><text:soft-page-break/></text:p>
      <text:h text:style-name="Heading_20_2" text:outline-level="2">Fiche de paie salarié</text:h>
      <text:p text:style-name="Text_20_body"/>
      <text:p text:style-name="Text_20_body"/>
      <text:p text:style-name="Text_20_body"><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OpenSymbol" svg:font-family="OpenSymbol"/>
    <style:font-face style:name="LMMono10" svg:font-family="LMMono10" style:font-pitch="fixed"/>
    <style:font-face style:name="Times New Roman" svg:font-family="'Times New Roman'" style:font-family-generic="roman" style:font-pitch="variable"/>
    <style:font-face style:name="DejaVu Sans" svg:font-family="'DejaVu Sans'" style:font-adornments="Book" style:font-family-generic="swiss" style:font-pitch="variable"/>
    <style:font-face style:name="DejaVu Sans1" svg:font-family="'DejaVu Sans'" style:font-family-generic="system" style:font-pitch="variable"/>
  </office:font-face-decls>
  <office:styles>
    <draw:marker draw:name="Extrémités_20_de_20_flèche_20_1" draw:display-name="Extrémités de flèche 1"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1.499cm" fo:text-align="center" style:justify-single-word="false" style:page-number="auto" fo:background-color="transparent" fo:padding="0cm" fo:border="none" style:shadow="none" fo:keep-with-next="always">
        <style:tab-stops/>
        <style:background-image/>
      </style:paragraph-properties>
      <style:text-properties fo:text-transform="uppercase" fo:color="#000080" style:font-name="DejaVu Sans" fo:font-size="16pt" fo:font-weight="bold"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text-properties style:font-name="DejaVu Sans" fo:font-size="10.5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Text_20_body" style:auto-update="true" style:default-outline-level="1" style:class="text" style:master-page-name="">
      <style:paragraph-properties fo:text-align="start" style:justify-single-word="false" style:page-number="auto" fo:padding="0.049cm" fo:border="0.51pt solid #000080"/>
      <style:text-properties fo:color="#000080" style:font-name="DejaVu Sans" fo:font-size="95%" fo:font-weight="normal" style:font-size-asian="115%" style:font-weight-asian="bold" style:font-size-complex="115%" style:font-weight-complex="bold"/>
    </style:style>
    <style:style style:name="Title" style:family="paragraph" style:parent-style-name="Heading_20_1" style:default-outline-level="" style:list-style-name="" style:class="chapter"/>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5" style:display-name="Heading 5" style:family="paragraph" style:parent-style-name="Heading_20_4" style:next-style-name="Text_20_body" style:auto-update="true" style:default-outline-level="5" style:class="text">
      <style:text-properties fo:font-size="10.5pt" style:text-underline-style="wave" style:text-underline-width="auto" style:text-underline-color="font-color" fo:font-weight="normal" style:font-size-asian="10.5pt" style:font-weight-asian="normal" style:font-size-complex="10.5pt" style:font-weight-complex="normal" style:text-overline-style="none" style:text-overline-color="font-color"/>
    </style:style>
    <style:style style:name="Heading_20_4" style:display-name="Heading 4" style:family="paragraph" style:parent-style-name="Heading_20_3" style:next-style-name="Text_20_body" style:auto-update="true" style:default-outline-level="4" style:class="text">
      <style:text-properties fo:font-size="85%" fo:font-style="italic" fo:font-weight="normal" style:font-size-asian="85%" style:font-style-asian="italic" style:font-weight-asian="normal" style:font-size-complex="85%" style:font-style-complex="italic" style:font-weight-complex="normal"/>
    </style:style>
    <style:style style:name="Heading_20_3" style:display-name="Heading 3" style:family="paragraph" style:parent-style-name="Heading_20_2" style:next-style-name="Text_20_body" style:auto-update="true" style:default-outline-level="3" style:class="text">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Heading_20_2" style:display-name="Heading 2" style:family="paragraph" style:parent-style-name="Heading_20_1" style:next-style-name="Text_20_body" style:auto-update="true" style:default-outline-level="2" style:class="text">
      <style:paragraph-properties fo:text-align="start" style:justify-single-word="false" fo:padding="0cm" fo:border="none"/>
      <style:text-properties fo:font-size="12pt" fo:font-style="italic" fo:font-weight="bold" style:font-size-asian="14pt" style:font-style-asian="italic" style:font-weight-asian="normal" style:font-size-complex="14pt" style:font-style-complex="italic" style:font-weight-complex="normal"/>
    </style:style>
    <style:style style:name="Heading_20_6" style:display-name="Heading 6" style:family="paragraph" style:parent-style-name="Heading_20_5" style:next-style-name="Text_20_body" style:default-outline-level="6" style:class="text">
      <style:text-properties fo:font-size="75%" fo:font-weight="bold" style:font-size-asian="75%" style:font-weight-asian="bold" style:font-size-complex="75%" style:font-weight-complex="bold"/>
    </style:style>
    <style:style style:name="code" style:family="paragraph" style:parent-style-name="Text_20_body" style:class="text">
      <style:paragraph-properties fo:margin="100%" fo:margin-left="0.349cm" fo:margin-right="0cm" fo:margin-top="0cm" fo:margin-bottom="0cm" fo:text-indent="0cm" style:auto-text-indent="false" fo:padding="0.049cm" fo:border="0.06pt solid #000000" style:shadow="none"/>
      <style:text-properties style:font-name="LMMono10" fo:font-size="8pt" style:font-size-asian="10.5pt"/>
    </style:style>
    <style:style style:name="remarque" style:family="paragraph" style:parent-style-name="Text_20_body" style:auto-update="true" style:class="text">
      <style:paragraph-properties fo:margin="100%" fo:margin-left="2.501cm" fo:margin-right="0cm" fo:margin-top="0cm" fo:margin-bottom="0cm" fo:text-indent="0cm" style:auto-text-indent="false" fo:background-color="transparent" fo:padding="0.049cm" fo:border-left="2.49pt solid #800000" fo:border-right="none" fo:border-top="none" fo:border-bottom="none" style:shadow="none">
        <style:tab-stops/>
        <style:background-image/>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ne_20_numbering" style:display-name="Line numbering" style:family="text"/>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8.5cm" style:type="center"/>
          <style:tab-stop style:position="15.677cm"/>
          <style:tab-stop style:position="15.774cm"/>
          <style:tab-stop style:position="17cm" style:type="right"/>
        </style:tab-stops>
      </style:paragraph-properties>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number:time-style style:name="N41">
      <number:hours number:style="long"/>
      <number:text>:</number:text>
      <number:minutes number:style="long"/>
      <number:text>:</number:text>
      <number:seconds number:style="long"/>
    </number:time-style>
  </office:automatic-styles>
  <office:master-styles>
    <style:master-page style:name="Standard" style:page-layout-name="Mpm1">
      <style:footer>
        <text:p text:style-name="MP1"><text:subject/><text:title/> <text:tab/><text:date style:data-style-name="N37" text:date-value="2013-10-18T13:32:23" text:fixed="true">18/10/13</text:date> <text:time style:data-style-name="N41" text:time-value="2013-10-18T13:32:23" text:fixed="true">13:32:23</text:time><text:tab/><text:page-number text:select-page="current">5</text:page-number>/<text:page-count>5</text:page-count> <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8T01:04:14</meta:creation-date>
    <dc:date>2013-12-10T16:06:05</dc:date>
    <meta:editing-duration>PT18H18M56S</meta:editing-duration>
    <meta:editing-cycles>77</meta:editing-cycles>
    <meta:generator>LibreOffice/3.5$Linux_X86_64 LibreOffice_project/350m1$Build-2</meta:generator>
    <meta:document-statistic meta:table-count="0" meta:image-count="0" meta:object-count="0" meta:page-count="5" meta:paragraph-count="96" meta:word-count="982" meta:character-count="5591" meta:non-whitespace-character-count="4712"/>
  </office:meta>
</office:document-meta>
</file>